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81d" officeooo:paragraph-rsid="001f281d"/>
    </style:style>
    <style:style style:name="T1" style:family="text">
      <style:text-properties officeooo:rsid="001fb06b"/>
    </style:style>
    <style:style style:name="T2" style:family="text">
      <style:text-properties officeooo:rsid="00218d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<text:span text:style-name="T1">ó</text:span>dulo: <text:span text:style-name="T2">C</text:span>ontrole de <text:span text:style-name="T2">E</text:span>stoque</text:p>
      <text:p text:style-name="P1"/>
      <text:p text:style-name="P1">Existe alguma forma de controle de estoque?</text:p>
      <text:p text:style-name="P1">R:</text:p>
      <text:p text:style-name="P1"/>
      <text:p text:style-name="P1">Se sim, como é feita? (Software específico, planilha no Excel, anotações feitas a mão)</text:p>
      <text:p text:style-name="P1">R:</text:p>
      <text:p text:style-name="P1"/>
      <text:p text:style-name="P1">Existe controle de acesso ao estoque?</text:p>
      <text:p text:style-name="P1">R:</text:p>
      <text:p text:style-name="P1"/>
      <text:p text:style-name="P1">Como é dada a baixa de um produto no estoque? Por ex se o estoque tem acesso <text:s text:c="2"/>estrito e se é relevante que haja controle de quem fez a retirada.</text:p>
      <text:p text:style-name="P1">R:</text:p>
      <text:p text:style-name="P1"/>
      <text:p text:style-name="P1">Como é determinado quando será feita uma nova compra pra reposição de produtos?</text:p>
      <text:p text:style-name="P1">R:</text:p>
      <text:p text:style-name="P1"/>
      <text:p text:style-name="P1">É relevante que o sistema ofereça controle de validade dos produtos?</text:p>
      <text:p text:style-name="P1">R:</text:p>
      <text:p text:style-name="P1"/>
      <text:p text:style-name="P1">Como são feitas as compras?</text:p>
      <text:p text:style-name="P1">R:</text:p>
      <text:p text:style-name="P1"/>
      <text:p text:style-name="P1">Quais os pontos positivos do sistema atual?</text:p>
      <text:p text:style-name="P1">R:</text:p>
      <text:p text:style-name="P1"/>
      <text:p text:style-name="P1">Quais os pontos negativos?</text:p>
      <text:p text:style-name="P1">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7S</meta:editing-duration>
    <meta:editing-cycles>5</meta:editing-cycles>
    <meta:generator>LibreOffice/5.0.0.5$Windows_X86_64 LibreOffice_project/1b1a90865e348b492231e1c451437d7a15bb262b</meta:generator>
    <dc:date>2016-03-30T17:18:30.448000000</dc:date>
    <meta:document-statistic meta:table-count="0" meta:image-count="0" meta:object-count="0" meta:page-count="1" meta:paragraph-count="19" meta:word-count="110" meta:character-count="599" meta:non-whitespace-character-count="506"/>
    <meta:user-defined meta:name="Info 1"/>
    <meta:user-defined meta:name="Info 2"/>
    <meta:user-defined meta:name="Info 3"/>
    <meta:user-defined meta:name="Info 4"/>
  </office:meta>
</office:document-meta>
</file>